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1f0" officeooo:paragraph-rsid="000b71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ro, aqui está uma sugestão de estrutura de curso com três módulos e suas sessões para um curso de programação web:</text:p>
      <text:p text:style-name="Standard"/>
      <text:p text:style-name="Standard">**Módulo 1: Fundamentos da Web e Desenvolvimento Front-end**</text:p>
      <text:p text:style-name="Standard">Um objetivo específico para o módulo de Fundamentos da Web e Desenvolvimento Front-end pode ser:</text:p>
      <text:p text:style-name="Standard"/>
      <text:p text:style-name="Standard">"Proporcionar aos participantes uma compreensão abrangente dos princípios fundamentais da web e das tecnologias front-end, capacitando-os a criar interfaces de usuário atraentes, responsivas e acessíveis por meio do uso eficaz de HTML, CSS e JavaScript. Além disso, visa desenvolver habilidades na estruturação de conteúdo, estilização de elementos e manipulação dinâmica da interface, para que os participantes possam criar experiências web envolventes e de alta qualidade, alinhadas com as demandas e padrões atuais da indústria."</text:p>
      <text:p text:style-name="Standard"/>
      <text:p text:style-name="Standard">1. **Introdução à Web e Tecnologias Fundamentais**</text:p>
      <text:p text:style-name="Standard"><text:s text:c="3"/>- Visão geral da internet e da web</text:p>
      <text:p text:style-name="Standard"><text:s text:c="3"/>- Protocolos HTTP e HTTPS</text:p>
      <text:p text:style-name="Standard"><text:s text:c="3"/>- Estrutura cliente-servidor</text:p>
      <text:p text:style-name="Standard"><text:s text:c="3"/>- Conceitos básicos de HTML, CSS e JavaScript</text:p>
      <text:p text:style-name="Standard"/>
      <text:p text:style-name="Standard">2. **HTML e Estruturação de Conteúdo**</text:p>
      <text:p text:style-name="Standard"><text:s text:c="3"/>- Sintaxe e semântica HTML5</text:p>
      <text:p text:style-name="Standard"><text:s text:c="3"/>- Tags básicas e avançadas</text:p>
      <text:p text:style-name="Standard"><text:s text:c="3"/>- Formulários e elementos de entrada</text:p>
      <text:p text:style-name="Standard"><text:s text:c="3"/>- Acessibilidade e melhores práticas de codificação HTML</text:p>
      <text:p text:style-name="Standard"/>
      <text:p text:style-name="Standard">3. **Estilização com CSS**</text:p>
      <text:p text:style-name="Standard"><text:s text:c="3"/>- Conceitos básicos de CSS</text:p>
      <text:p text:style-name="Standard"><text:s text:c="3"/>- Seletores e propriedades CSS</text:p>
      <text:p text:style-name="Standard"><text:s text:c="3"/>- Layouts responsivos e flexíveis</text:p>
      <text:p text:style-name="Standard"><text:s text:c="3"/>- Frameworks CSS (por exemplo, Bootstrap)</text:p>
      <text:p text:style-name="Standard"/>
      <text:p text:style-name="Standard">**Módulo 2: Desenvolvimento Back-end e Bancos de Dados**</text:p>
      <text:p text:style-name="Standard"/>
      <text:p text:style-name="Standard">Um objetivo específico para o módulo de Desenvolvimento Back-end e Bancos de Dados poderia ser:</text:p>
      <text:p text:style-name="Standard"/>
      <text:p text:style-name="Standard">"Fornecer aos participantes as habilidades necessárias para projetar, desenvolver e implementar o back-end de aplicações web robustas e escaláveis, utilizando linguagens de programação e frameworks adequados, bem como compreender os princípios fundamentais de bancos de dados relacionais e não relacionais, capacitando-os a criar sistemas que armazenem, gerenciem e recuperem dados de forma eficiente e segura, em conformidade com as melhores práticas da indústria."</text:p>
      <text:p text:style-name="Standard"/>
      <text:p text:style-name="Standard">1. **Introdução ao Desenvolvimento Back-end**</text:p>
      <text:p text:style-name="Standard"><text:s text:c="3"/>- Conceitos de back-end vs. front-end</text:p>
      <text:p text:style-name="Standard"><text:s text:c="3"/>- Linguagens de programação para o back-end (por exemplo, Python, Node.js)</text:p>
      <text:p text:style-name="Standard"><text:s text:c="3"/>- Introdução a servidores web e ambientes de execução</text:p>
      <text:p text:style-name="Standard"/>
      <text:p text:style-name="Standard">2. **Programação do Lado do Servidor**</text:p>
      <text:p text:style-name="Standard"><text:s text:c="3"/>- Fundamentos de programação back-end</text:p>
      <text:p text:style-name="Standard"><text:s text:c="3"/>- Manipulação de solicitações HTTP</text:p>
      <text:p text:style-name="Standard"><text:soft-page-break/><text:s text:c="3"/>- Rotas e controle de fluxo</text:p>
      <text:p text:style-name="Standard"><text:s text:c="3"/>- Criação de APIs RESTful</text:p>
      <text:p text:style-name="Standard"/>
      <text:p text:style-name="Standard">3. **Introdução a Bancos de Dados**</text:p>
      <text:p text:style-name="Standard"><text:s text:c="3"/>- Conceitos de banco de dados relacionais e não relacionais</text:p>
      <text:p text:style-name="Standard"><text:s text:c="3"/>- Linguagem SQL para consultas</text:p>
      <text:p text:style-name="Standard"><text:s text:c="3"/>- Integração de bancos de dados com aplicativos web</text:p>
      <text:p text:style-name="Standard"/>
      <text:p text:style-name="Standard">**Módulo 3: Desenvolvimento Avançado e Projeto de Aplicações Web**</text:p>
      <text:p text:style-name="Standard"/>
      <text:p text:style-name="Standard">Capacitar os participantes a aplicar conceitos avançados de desenvolvimento web, incluindo o uso eficaz de frameworks e bibliotecas JavaScript, implementação de práticas de segurança e otimização de desempenho, além de guiá-los na concepção e desenvolvimento de uma aplicação web completa, desde a arquitetura até a implantação, garantindo a compreensão e aplicação de metodologias de desenvolvimento ágil e boas práticas de engenharia de software."</text:p>
      <text:p text:style-name="Standard"/>
      <text:p text:style-name="Standard">1. **Frameworks e Bibliotecas JavaScript**</text:p>
      <text:p text:style-name="Standard"><text:s text:c="3"/>- Introdução a frameworks JavaScript (por exemplo, React, Angular, Vue.js)</text:p>
      <text:p text:style-name="Standard"><text:s text:c="3"/>- Manipulação do DOM</text:p>
      <text:p text:style-name="Standard"><text:s text:c="3"/>- Estado da aplicação e gerenciamento de dados</text:p>
      <text:p text:style-name="Standard"/>
      <text:p text:style-name="Standard">2. **Segurança e Desempenho na Web**</text:p>
      <text:p text:style-name="Standard"><text:s text:c="3"/>- Melhores práticas de segurança web</text:p>
      <text:p text:style-name="Standard"><text:s text:c="3"/>- Otimização de desempenho de front-end e back-end</text:p>
      <text:p text:style-name="Standard"><text:s text:c="3"/>- Autenticação e autorização de usuários</text:p>
      <text:p text:style-name="Standard"/>
      <text:p text:style-name="Standard">3. **Projeto de Aplicações Web**</text:p>
      <text:p text:style-name="Standard"><text:s text:c="3"/>- Metodologias de desenvolvimento (por exemplo, Agile, Scrum)</text:p>
      <text:p text:style-name="Standard"><text:s text:c="3"/>- Desenvolvimento de um projeto completo de aplicação web</text:p>
      <text:p text:style-name="Standard"><text:s text:c="3"/>- Testes e depuração</text:p>
      <text:p text:style-name="Standard"><text:s text:c="3"/>- Implantação e hospedagem de aplicativos web</text:p>
      <text:p text:style-name="Standard"/>
      <text:p text:style-name="Standard">Essa estrutura oferece uma progressão lógica de conceitos, indo desde os fundamentos até aspectos mais avançados do desenvolvimento web, com foco tanto no front-end quanto no back-end, e culminando em um projeto prático para consolidar os conhecimentos adquirid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===========================================================</text:p>
      <text:p text:style-name="P1"/>
      <text:p text:style-name="P1">Aqui estão algumas sugestões para sessões de um curso de HTML, CSS e JavaScript:</text:p>
      <text:p text:style-name="P1"/>
      <text:p text:style-name="P1">**Sessões de HTML e CSS:**</text:p>
      <text:p text:style-name="P1"/>
      <text:p text:style-name="P1">1. **Introdução ao HTML e Estruturação de Conteúdo**</text:p>
      <text:p text:style-name="P1"><text:s text:c="3"/>- Visão geral do HTML</text:p>
      <text:p text:style-name="P1"><text:s text:c="3"/>- Sintaxe básica e estrutura de um documento HTML</text:p>
      <text:p text:style-name="P1"><text:s text:c="3"/>- Tags de estruturação de conteúdo (por exemplo, `&lt;header&gt;`, `&lt;nav&gt;`, `&lt;main&gt;`, `&lt;footer&gt;`)</text:p>
      <text:p text:style-name="P1"><text:s text:c="3"/>- Prática: Criando a estrutura básica de uma página HTML</text:p>
      <text:p text:style-name="P1"/>
      <text:p text:style-name="P1">2. **Formatação e Estilização com CSS**</text:p>
      <text:p text:style-name="P1"><text:s text:c="3"/>- Introdução ao CSS</text:p>
      <text:p text:style-name="P1"><text:s text:c="3"/>- Seletores CSS e aplicação de estilos</text:p>
      <text:p text:style-name="P1"><text:s text:c="3"/>- Box model: margin, border, padding</text:p>
      <text:p text:style-name="P1"><text:s text:c="3"/>- Unidades de medida e cores</text:p>
      <text:p text:style-name="P1"><text:s text:c="3"/>- Prática: Estilização de elementos HTML com CSS</text:p>
      <text:p text:style-name="P1"/>
      <text:p text:style-name="P1">3. **Layouts e Posicionamento**</text:p>
      <text:p text:style-name="P1"><text:s text:c="3"/>- Posicionamento de elementos: static, relative, absolute, fixed</text:p>
      <text:p text:style-name="P1"><text:s text:c="3"/>- Layouts com floats e clear</text:p>
      <text:p text:style-name="P1"><text:s text:c="3"/>- Flexbox e Grid Layout</text:p>
      <text:p text:style-name="P1"><text:s text:c="3"/>- Prática: Criando layouts responsivos com CSS</text:p>
      <text:p text:style-name="P1"/>
      <text:p text:style-name="P1">**Sessões de JavaScript:**</text:p>
      <text:p text:style-name="P1"/>
      <text:p text:style-name="P1">4. **Introdução ao JavaScript**</text:p>
      <text:p text:style-name="P1"><text:s text:c="3"/>- Visão geral do JavaScript</text:p>
      <text:p text:style-name="P1"><text:s text:c="3"/>- Sintaxe básica e variáveis</text:p>
      <text:p text:style-name="P1"><text:s text:c="3"/>- Tipos de dados e operadores</text:p>
      <text:p text:style-name="P1"><text:s text:c="3"/>- Estruturas de controle: if, else, loops</text:p>
      <text:p text:style-name="P1"><text:s text:c="3"/>- Prática: Escrevendo scripts simples em JavaScript</text:p>
      <text:p text:style-name="P1"/>
      <text:p text:style-name="P1">5. **Manipulação do DOM (Document Object Model)**</text:p>
      <text:p text:style-name="P1"><text:s text:c="3"/>- Conceitos básicos do DOM</text:p>
      <text:p text:style-name="P1"><text:s text:c="3"/>- Seleção de elementos</text:p>
      <text:p text:style-name="P1"><text:s text:c="3"/>- Manipulação de conteúdo, estilos e classes</text:p>
      <text:p text:style-name="P1"><text:s text:c="3"/>- Eventos e manipuladores de eventos</text:p>
      <text:p text:style-name="P1"><text:s text:c="3"/>- Prática: Criando interatividade em uma página web com JavaScript</text:p>
      <text:p text:style-name="P1"/>
      <text:p text:style-name="P1">6. **AJAX e Requisições Assíncronas**</text:p>
      <text:p text:style-name="P1"><text:s text:c="3"/>- Introdução ao AJAX</text:p>
      <text:p text:style-name="P1"><text:s text:c="3"/>- Requisições HTTP assíncronas com XMLHttpRequest e Fetch API</text:p>
      <text:p text:style-name="P1"><text:s text:c="3"/>- Manipulação de respostas e tratamento de erros</text:p>
      <text:p text:style-name="P1"><text:s text:c="3"/>- Prática: Criando uma aplicação simples que consome uma API externa</text:p>
      <text:p text:style-name="P1"/>
      <text:p text:style-name="P1">Essas sessões forneceriam uma base sólida para os participantes do curso desenvolverem habilidades em HTML, CSS e JavaScript, desde os conceitos básicos até a criação de aplicações web interativas e dinâmic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09:20:48.168439921</meta:creation-date>
    <dc:date>2024-06-12T09:36:43.438180001</dc:date>
    <meta:editing-duration>PT13M53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3" meta:paragraph-count="89" meta:word-count="849" meta:character-count="5756" meta:non-whitespace-character-count="4819"/>
  </office:meta>
</office:document-meta>
</file>